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1ae" officeooo:paragraph-rsid="0020c1ae"/>
    </style:style>
    <style:style style:name="P2" style:family="paragraph" style:parent-style-name="Standard">
      <style:text-properties officeooo:rsid="0020c1ae" officeooo:paragraph-rsid="0020ef86"/>
    </style:style>
    <style:style style:name="P3" style:family="paragraph" style:parent-style-name="Standard">
      <style:text-properties officeooo:rsid="0020ef86" officeooo:paragraph-rsid="0020ef86"/>
    </style:style>
    <style:style style:name="P4" style:family="paragraph" style:parent-style-name="Standard">
      <style:text-properties officeooo:rsid="0022c475" officeooo:paragraph-rsid="0022c475"/>
    </style:style>
    <style:style style:name="P5" style:family="paragraph" style:parent-style-name="Standard">
      <style:text-properties officeooo:rsid="00242202" officeooo:paragraph-rsid="00242202"/>
    </style:style>
    <style:style style:name="P6" style:family="paragraph" style:parent-style-name="Standard">
      <style:text-properties officeooo:rsid="0025ab70" officeooo:paragraph-rsid="0025ab70"/>
    </style:style>
    <style:style style:name="P7" style:family="paragraph" style:parent-style-name="Standard">
      <style:text-properties officeooo:rsid="002680e2" officeooo:paragraph-rsid="002680e2"/>
    </style:style>
    <style:style style:name="P8" style:family="paragraph" style:parent-style-name="Standard">
      <style:text-properties officeooo:rsid="0026e4e3" officeooo:paragraph-rsid="0026e4e3"/>
    </style:style>
    <style:style style:name="P9" style:family="paragraph" style:parent-style-name="Standard">
      <style:text-properties officeooo:rsid="002875b6" officeooo:paragraph-rsid="002875b6"/>
    </style:style>
    <style:style style:name="P10" style:family="paragraph" style:parent-style-name="Standard">
      <style:text-properties officeooo:rsid="0029da0b" officeooo:paragraph-rsid="0029da0b"/>
    </style:style>
    <style:style style:name="P11" style:family="paragraph" style:parent-style-name="Standard">
      <style:text-properties officeooo:rsid="002b584b" officeooo:paragraph-rsid="002b584b"/>
    </style:style>
    <style:style style:name="P12" style:family="paragraph" style:parent-style-name="Standard">
      <style:text-properties officeooo:rsid="002d409a" officeooo:paragraph-rsid="002d409a"/>
    </style:style>
    <style:style style:name="P13" style:family="paragraph" style:parent-style-name="Standard">
      <style:text-properties officeooo:rsid="002d985b" officeooo:paragraph-rsid="002d985b"/>
    </style:style>
    <style:style style:name="P14" style:family="paragraph" style:parent-style-name="Standard">
      <style:text-properties officeooo:rsid="002f624b" officeooo:paragraph-rsid="002f624b"/>
    </style:style>
    <style:style style:name="P15" style:family="paragraph" style:parent-style-name="Standard">
      <style:text-properties officeooo:rsid="0030b023" officeooo:paragraph-rsid="0030b023"/>
    </style:style>
    <style:style style:name="P16" style:family="paragraph" style:parent-style-name="Standard">
      <style:text-properties officeooo:rsid="0030b023" officeooo:paragraph-rsid="003e599c"/>
    </style:style>
    <style:style style:name="P17" style:family="paragraph" style:parent-style-name="Standard">
      <style:text-properties officeooo:rsid="003263d8" officeooo:paragraph-rsid="003263d8"/>
    </style:style>
    <style:style style:name="P18" style:family="paragraph" style:parent-style-name="Standard">
      <style:text-properties officeooo:rsid="00339408" officeooo:paragraph-rsid="00339408"/>
    </style:style>
    <style:style style:name="P19" style:family="paragraph" style:parent-style-name="Standard">
      <style:text-properties officeooo:rsid="00342b87" officeooo:paragraph-rsid="00342b87"/>
    </style:style>
    <style:style style:name="P20" style:family="paragraph" style:parent-style-name="Standard">
      <style:text-properties officeooo:rsid="00349530" officeooo:paragraph-rsid="00349530"/>
    </style:style>
    <style:style style:name="P21" style:family="paragraph" style:parent-style-name="Standard">
      <style:text-properties officeooo:rsid="003496f9" officeooo:paragraph-rsid="003496f9"/>
    </style:style>
    <style:style style:name="P22" style:family="paragraph" style:parent-style-name="Standard">
      <style:text-properties officeooo:rsid="0034c1b8" officeooo:paragraph-rsid="0034c1b8"/>
    </style:style>
    <style:style style:name="P23" style:family="paragraph" style:parent-style-name="Standard">
      <style:text-properties officeooo:rsid="0035d6c2" officeooo:paragraph-rsid="0035d6c2"/>
    </style:style>
    <style:style style:name="P24" style:family="paragraph" style:parent-style-name="Standard">
      <style:text-properties officeooo:rsid="00360c8e" officeooo:paragraph-rsid="00360c8e"/>
    </style:style>
    <style:style style:name="P25" style:family="paragraph" style:parent-style-name="Standard">
      <style:text-properties officeooo:rsid="0036e301" officeooo:paragraph-rsid="0036e301"/>
    </style:style>
    <style:style style:name="P26" style:family="paragraph" style:parent-style-name="Standard">
      <style:text-properties officeooo:rsid="0037be3f" officeooo:paragraph-rsid="0037be3f"/>
    </style:style>
    <style:style style:name="P27" style:family="paragraph" style:parent-style-name="Standard">
      <style:text-properties officeooo:rsid="0037be3f" officeooo:paragraph-rsid="0039b8e8"/>
    </style:style>
    <style:style style:name="P28" style:family="paragraph" style:parent-style-name="Standard">
      <style:text-properties officeooo:rsid="0039b8e8" officeooo:paragraph-rsid="0039b8e8"/>
    </style:style>
    <style:style style:name="P29" style:family="paragraph" style:parent-style-name="Standard">
      <style:text-properties officeooo:rsid="003b290e" officeooo:paragraph-rsid="003b290e"/>
    </style:style>
    <style:style style:name="P30" style:family="paragraph" style:parent-style-name="Standard">
      <style:text-properties officeooo:rsid="003bef91" officeooo:paragraph-rsid="003bef91"/>
    </style:style>
    <style:style style:name="P31" style:family="paragraph" style:parent-style-name="Standard">
      <style:text-properties officeooo:rsid="003bef91" officeooo:paragraph-rsid="003dbbd7"/>
    </style:style>
    <style:style style:name="P32" style:family="paragraph" style:parent-style-name="Standard">
      <style:text-properties officeooo:rsid="003dbbd7" officeooo:paragraph-rsid="003dbbd7"/>
    </style:style>
    <style:style style:name="P33" style:family="paragraph" style:parent-style-name="Standard">
      <style:text-properties officeooo:rsid="003dbbd7" officeooo:paragraph-rsid="003e599c"/>
    </style:style>
    <style:style style:name="P34" style:family="paragraph" style:parent-style-name="Standard">
      <style:text-properties officeooo:rsid="003e599c" officeooo:paragraph-rsid="003e599c"/>
    </style:style>
    <style:style style:name="P35" style:family="paragraph" style:parent-style-name="Standard">
      <style:text-properties officeooo:rsid="004177a6" officeooo:paragraph-rsid="004177a6"/>
    </style:style>
    <style:style style:name="P36" style:family="paragraph" style:parent-style-name="Standard">
      <style:text-properties officeooo:rsid="00419bf0" officeooo:paragraph-rsid="00419bf0"/>
    </style:style>
    <style:style style:name="P37" style:family="paragraph" style:parent-style-name="Standard">
      <style:text-properties officeooo:rsid="00421ed5" officeooo:paragraph-rsid="00421ed5"/>
    </style:style>
    <style:style style:name="P38" style:family="paragraph" style:parent-style-name="Standard">
      <style:text-properties officeooo:rsid="00426800" officeooo:paragraph-rsid="00426800"/>
    </style:style>
    <style:style style:name="P39" style:family="paragraph" style:parent-style-name="Standard">
      <style:text-properties officeooo:rsid="00442dea" officeooo:paragraph-rsid="00442dea"/>
    </style:style>
    <style:style style:name="P40" style:family="paragraph" style:parent-style-name="Standard">
      <style:text-properties officeooo:rsid="00463b81" officeooo:paragraph-rsid="00463b81"/>
    </style:style>
    <style:style style:name="P41" style:family="paragraph" style:parent-style-name="Standard">
      <style:text-properties officeooo:rsid="004777ed" officeooo:paragraph-rsid="004777ed"/>
    </style:style>
    <style:style style:name="P42" style:family="paragraph" style:parent-style-name="Standard">
      <style:text-properties officeooo:rsid="004777ed" officeooo:paragraph-rsid="004777ed"/>
    </style:style>
    <style:style style:name="P43" style:family="paragraph" style:parent-style-name="Standard">
      <style:text-properties officeooo:rsid="004992d1" officeooo:paragraph-rsid="004992d1"/>
    </style:style>
    <style:style style:name="P44" style:family="paragraph" style:parent-style-name="Standard">
      <style:text-properties officeooo:rsid="0049e387" officeooo:paragraph-rsid="0049e387"/>
    </style:style>
    <style:style style:name="P45" style:family="paragraph" style:parent-style-name="Standard">
      <style:text-properties officeooo:rsid="004a4ed7" officeooo:paragraph-rsid="004a4ed7"/>
    </style:style>
    <style:style style:name="P46" style:family="paragraph" style:parent-style-name="Standard">
      <style:text-properties officeooo:rsid="004b1717" officeooo:paragraph-rsid="004b1717"/>
    </style:style>
    <style:style style:name="P47" style:family="paragraph" style:parent-style-name="Standard">
      <style:text-properties officeooo:rsid="004bd1ab" officeooo:paragraph-rsid="004bd1ab"/>
    </style:style>
    <style:style style:name="P48" style:family="paragraph" style:parent-style-name="Standard">
      <style:text-properties fo:font-weight="normal" officeooo:rsid="00a6bcfd" officeooo:paragraph-rsid="004bd1ab" style:font-weight-asian="normal" style:font-weight-complex="normal"/>
    </style:style>
    <style:style style:name="P49" style:family="paragraph" style:parent-style-name="Standard">
      <style:text-properties fo:font-weight="normal" officeooo:rsid="004bd1ab" officeooo:paragraph-rsid="004bd1ab" style:font-weight-asian="normal" style:font-weight-complex="normal"/>
    </style:style>
    <style:style style:name="P50" style:family="paragraph" style:parent-style-name="Standard">
      <style:text-properties fo:font-weight="normal" officeooo:rsid="004d67ee" officeooo:paragraph-rsid="004d67ee" style:font-weight-asian="normal" style:font-weight-complex="normal"/>
    </style:style>
    <style:style style:name="P51" style:family="paragraph" style:parent-style-name="Standard">
      <style:text-properties officeooo:rsid="00421ed5" officeooo:paragraph-rsid="00421ed5"/>
    </style:style>
    <style:style style:name="P52" style:family="paragraph" style:parent-style-name="Standard">
      <style:text-properties officeooo:rsid="004e11e7" officeooo:paragraph-rsid="004e11e7"/>
    </style:style>
    <style:style style:name="P53" style:family="paragraph" style:parent-style-name="Standard">
      <style:text-properties officeooo:rsid="00442dea" officeooo:paragraph-rsid="004e5935"/>
    </style:style>
    <style:style style:name="T1" style:family="text">
      <style:text-properties officeooo:rsid="0020ef86"/>
    </style:style>
    <style:style style:name="T2" style:family="text">
      <style:text-properties officeooo:rsid="00242202"/>
    </style:style>
    <style:style style:name="T3" style:family="text">
      <style:text-properties officeooo:rsid="0026e4e3"/>
    </style:style>
    <style:style style:name="T4" style:family="text">
      <style:text-properties officeooo:rsid="0029da0b"/>
    </style:style>
    <style:style style:name="T5" style:family="text">
      <style:text-properties officeooo:rsid="002b584b"/>
    </style:style>
    <style:style style:name="T6" style:family="text">
      <style:text-properties officeooo:rsid="002d409a"/>
    </style:style>
    <style:style style:name="T7" style:family="text">
      <style:text-properties officeooo:rsid="002d985b"/>
    </style:style>
    <style:style style:name="T8" style:family="text">
      <style:text-properties officeooo:rsid="002f624b"/>
    </style:style>
    <style:style style:name="T9" style:family="text">
      <style:text-properties officeooo:rsid="0030b02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3263d8"/>
    </style:style>
    <style:style style:name="T12" style:family="text">
      <style:text-properties officeooo:rsid="00339408"/>
    </style:style>
    <style:style style:name="T13" style:family="text">
      <style:text-properties officeooo:rsid="00342b87"/>
    </style:style>
    <style:style style:name="T14" style:family="text">
      <style:text-properties officeooo:rsid="00349530"/>
    </style:style>
    <style:style style:name="T15" style:family="text">
      <style:text-properties officeooo:rsid="003496f9"/>
    </style:style>
    <style:style style:name="T16" style:family="text">
      <style:text-properties officeooo:rsid="0034c1b8"/>
    </style:style>
    <style:style style:name="T17" style:family="text">
      <style:text-properties officeooo:rsid="0035d6c2"/>
    </style:style>
    <style:style style:name="T18" style:family="text">
      <style:text-properties officeooo:rsid="00360c8e"/>
    </style:style>
    <style:style style:name="T19" style:family="text">
      <style:text-properties officeooo:rsid="0036e301"/>
    </style:style>
    <style:style style:name="T20" style:family="text">
      <style:text-properties officeooo:rsid="0037be3f"/>
    </style:style>
    <style:style style:name="T21" style:family="text">
      <style:text-properties officeooo:rsid="0039b8e8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23" style:family="text">
      <style:text-properties officeooo:rsid="003dbbd7"/>
    </style:style>
    <style:style style:name="T24" style:family="text">
      <style:text-properties officeooo:rsid="003e599c"/>
    </style:style>
    <style:style style:name="T25" style:family="text">
      <style:text-properties officeooo:rsid="004002f5"/>
    </style:style>
    <style:style style:name="T26" style:family="text">
      <style:text-properties officeooo:rsid="004177a6"/>
    </style:style>
    <style:style style:name="T27" style:family="text">
      <style:text-properties officeooo:rsid="00421ed5"/>
    </style:style>
    <style:style style:name="T28" style:family="text">
      <style:text-properties officeooo:rsid="00426800"/>
    </style:style>
    <style:style style:name="T29" style:family="text">
      <style:text-properties officeooo:rsid="00442dea"/>
    </style:style>
    <style:style style:name="T30" style:family="text">
      <style:text-properties officeooo:rsid="00449ad8"/>
    </style:style>
    <style:style style:name="T31" style:family="text">
      <style:text-properties officeooo:rsid="00463b81"/>
    </style:style>
    <style:style style:name="T32" style:family="text">
      <style:text-properties officeooo:rsid="004777ed"/>
    </style:style>
    <style:style style:name="T33" style:family="text">
      <style:text-properties officeooo:rsid="0047c497"/>
    </style:style>
    <style:style style:name="T34" style:family="text">
      <style:text-properties officeooo:rsid="0049e387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49e387"/>
    </style:style>
    <style:style style:name="T37" style:family="text">
      <style:text-properties style:text-underline-style="none" officeooo:rsid="004a4ed7"/>
    </style:style>
    <style:style style:name="T38" style:family="text">
      <style:text-properties style:text-underline-style="none" officeooo:rsid="004bd1ab"/>
    </style:style>
    <style:style style:name="T39" style:family="text">
      <style:text-properties style:text-underline-style="none" officeooo:rsid="004d67ee"/>
    </style:style>
    <style:style style:name="T40" style:family="text">
      <style:text-properties officeooo:rsid="004e59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бы удержать Иру, мою Иру, чтобы она оставалась моей и только моей, я ступил на путь праведной жизни.</text:p>
      <text:p text:style-name="P1">Кодекс праведника в киоске на купишь, но он мне и не нужен был. Любой человек и без кодексов знает когда он правильно поступил, а когда нет.</text:p>
      <text:p text:style-name="P1">Даже если твоему неправильному поступку есть тонны оправданий и обоснований, или даже писаных законов, и даже если все вокруг поддержат: «молодец! хорошо и делаешь!», ты всё же знаешь, про себя, что так совсем не надо, и в этом будешь прав, потому что себя не обманешь — <text:span text:style-name="T6">уж ты-то</text:span> знаешь, что правильно, а что нет. Они похвалят и разойдутся, а тебе жить дальше и стараться забыть о том, что сделал, или глушить это ещё бóльшими неправильностями.</text:p>
      <text:p text:style-name="P1">В моём стремлении к праведности имел место личный интерес: если я всё делаю правильно, то и по отношению ко мне не может случиться что-то неправильное; так слишком несправедливо. Вот на что я рассчитывал.</text:p>
      <text:p text:style-name="P1">Эту надежду и упование я тогда и не пытался даже определить словами, а просто очень старался всё и во всём делать правильно.</text:p>
      <text:p text:style-name="P2">Вот почему у каменщика Петра Лысуна на кладку санузла уходило на 2-3 часа меньше, чем у меня; <text:span text:style-name="T1">нет деревянных закладных? Ничего — гоним дальше, при установке двери плотники чего-нибудь схимичат.</text:span></text:p>
      <text:p text:style-name="P2"><text:span text:style-name="T1">Можно сказать «поедят!» и оставить «пузо» в перегородке, всё равно после нас <text:s/>придут</text:span> <text:span text:style-name="T1">штукатуры и заровняют толстым намётом раствора.</text:span></text:p>
      <text:p text:style-name="P3">Но это неправильно.</text:p>
      <text:p text:style-name="P3">Поэтому моей специализацией в бригаде были гипсовые перегородки, а у Петра — санузлы.</text:p>
      <text:p text:style-name="P3">Что, впрочем, не догма — всегда случаются моменты для «гоним-гоним!» и вынужденных рокировок.</text:p>
      <text:p text:style-name="P3"/>
      <text:p text:style-name="P3">Но и этого мало. Помимо праведной стези в текущей жизни, я пытался исправить свои проступки в жизни прошлой. А тут уже без покаяния не обойтись.</text:p>
      <text:p text:style-name="P3"/>
      <text:p text:style-name="P3">Когда я пришёл в общагу, бывший первокурсник Сергейка из Яблунивки уже доучивался на англофаке, но жил по-прежнему в 72-й комнате. Я вернул ему толстый англо-русский словарь под редакцией Мюллера.</text:p>
      <text:p text:style-name="P3">- О! А это откуда?</text:p>
      <text:p text:style-name="P3">- Я у тебя его украл.</text:p>
      <text:p text:style-name="P3">После секундного замешательства все бывшие в комнате разразились громким хохотом, к которому невольно присоединился и я.</text:p>
      <text:p text:style-name="P3">Что тут весёлого? В рассказе «Джейн» Моэм поясняет — нет ничего смешнее правды.</text:p>
      <text:p text:style-name="P3">В библиотеке Клуба КПВРЗ никто не смеялся, когда я вернул пару украденных оттуда книг и объяснил, что одной не хватает, но я готов возместить. Извините.</text:p>
      <text:p text:style-name="P3">Они простили меня без возмещения и даже не аннулировали мой формуляр читателя.</text:p>
      <text:p text:style-name="P4">Через две недели мой отец стал говорить мне, что я веду себя как будто не того. Он ожесточённо крутанул выставленным из кулака указательным пальцем возле своего правого виска. Я перевёл его жест на язык Писания:</text:p>
      <text:p text:style-name="P4">- Пойдите и возьмите Его, ибо Он не в себе.</text:p>
      <text:p text:style-name="P4">- Опять херню сморозил! Заучился! Тебя за этим в институт посылали?</text:p>
      <text:p text:style-name="P4">Тогда я понизил планку и перешёл на украинский фольклёр.</text:p>
      <text:p text:style-name="P4">- А когда батькова хата сгорит — в какой стрехе воробьям прятаться?</text:p>
      <text:p text:style-name="P4">Отец мой не понял юмора, эту притчу <text:s/>он не знал и в последующие неделю-две куда-то запропастились спички от <text:s/>газовой плиты на веранде; но потом всё устаканилось <text:s/>и вернулось на круги своя.</text:p>
      <text:p text:style-name="P4">- <text:span text:style-name="T2">Мне перед людьми стыдно! <text:s/>В трамвай зайдёшь и — застыл как статуя, только в окно смотришь.</text:span></text:p>
      <text:p text:style-name="P5">Так что мне в том трамвае чечётку бить?</text:p>
      <text:p text:style-name="P5"><text:soft-page-break/>- Нет! Просто будь как все: «привет!», «здорово!», «как <text:s/>дела?». Не будь же ты отщепенцем!</text:p>
      <text:p text:style-name="P5"/>
      <text:p text:style-name="P5">Но тут в программе «Время» показали работника архивного отдела Центральной библиотеки им. Ленина в Москве, который в сером халате пришёл с повинной, что на протяжении ряда лет крал ценные издания с места работы.</text:p>
      <text:p text:style-name="P5">Мне стало ясно, что я не один такой «не того». Но его-то что довело до праведничества?</text:p>
      <text:p text:style-name="P5">- Шубовидная форма шизофрении.</text:p>
      <text:p text:style-name="P5">Нежданно зайдя на кухню услыхал я как мой отец пересказывает моей матери диагноз, которым, как видно, Тамара поделилась с Ирой на четвёртом километре.</text:p>
      <text:p text:style-name="P5"/>
      <text:p text:style-name="P5">А вот ичнянский колдун, после двух визитов к нему моей сестры Наташи, сказал, что дело сделано и я — здоров.</text:p>
      <text:p text:style-name="P5">Иру это очень обрадовало, а меня нет.</text:p>
      <text:p text:style-name="P5">Жить стало скучно. Затих гудевший мощью поток сознания, в котором нужно было выбирать фарватер, как плотогонам при спуске по бурлящей пене водопадистых карпатских рек. </text:p>
      <text:p text:style-name="P6">Я всё ещё мог видеть в мире где все, как все, прорывы невозможного, но уже как бы через ту пыльную решётку из романа Булгакова, которая отменяет пиратские бригантины среди неведомых морей.</text:p>
      <text:p text:style-name="P6">Пропал накал и полнокровное биение сопричастности. Одно дело, если ты в натуре несёшься на этом плоту с прыгающими под ногами брёвнами, и совсем другое, если это всего лишь компьютерная игра и в любой момент можно нажать паузу, когда закипит чайник.</text:p>
      <text:p text:style-name="P6">- Верните мне мою шизофрению,- с искренней грустью сказал я Наташе, но было поздно.</text:p>
      <text:p text:style-name="P5"/>
      <text:p text:style-name="P6">На нежинском перроне, возле того угла вокзального здания, где висят круглые часы на торчащей из стены штанге, мы с Ирой ждали электричку в Конотоп.</text:p>
      <text:p text:style-name="P6">На ней была жёлтая кофта с рукавами в три-четверти. И день тоже был солнечный, летний. Ира улыбнулась мне и сказала:</text:p>
      <text:p text:style-name="P6">- Когда я стану плохой, ты меня такую помни, когда я люблю тебя.</text:p>
      <text:p text:style-name="P6">- Что ты болтаешь? Ты не можешь стать плохой.</text:p>
      <text:p text:style-name="P6">- Не спорь. Я знаю.</text:p>
      <text:p text:style-name="P6">- Как ты можешь знать?</text:p>
      <text:p text:style-name="P6">- Знаю. Я — ведьма.</text:p>
      <text:p text:style-name="P6">Глаза её погрустнели и в них закралась лёгкая косинка. Такая же лёгкая, как и моё разочарование: а мне-то думалось, что она — влюблённый дьявол, как из той книги, которую я украл для Новоселицкого.</text:p>
      <text:p text:style-name="P6">- Не переживай,- сказал я.- Я ведь тоже ведьмак.</text:p>
      <text:p text:style-name="P6">Хотя какой я ведьмак, самое большее — чернокнижник.</text:p>
      <text:p text:style-name="P6"/>
      <text:p text:style-name="P6">На эту мысль меня натолкнул цвет обложки «Феноменологии духа» Гегеля, которую я купил в Одессе и читал в вагончике во время обеденных перерывов.</text:p>
      <text:p text:style-name="P7">Ну, ладно, <text:s/>«читал» <text:s/>— слишком громко сказано. Больше страницы за один обед осилить я не мог — необоримо засыпал. Интересно, переводчик понимал что он переводит, или переводил «недоумевающим умом»?</text:p>
      <text:p text:style-name="P7">В том магазине мне эту книгу не хотели продавать. Две продавщицы мялись, переглядывались. В ту пору мне без слов понятно было, что они ждали не меня — за этой книгой должен был придти другой чернокнижник; а теперь уже не знаю что и думать. Какая разница кто что покупает в мире, где все, как все? Лишь бы план продаж выполнить.</text:p>
      <text:p text:style-name="P7"/>
      <text:p text:style-name="P7">Гегеля я держал в шкафчике. Они у нас без замков, но оттуда ничего не пропадало, если не считать значка и книжки одного московского литератора, которую мне и читать-то не хотелось; просто из чувства долга. Жаль только, что она была из серванта тёщи.</text:p>
      <text:p text:style-name="P7">Тогда-то я и принёс «Феноменологию», в виде эксперимента. Нет; пришлось читать до <text:soft-page-break/>самого конца. В конце оказалось, что это вообще не Гегель писал, а какой-то Розенкранц записывал его лекции, а потом публиковал свои конспекты, чтоб переводили на русский, чтобы мне слаще дремалось в вагончике. И на том спасибо.</text:p>
      <text:p text:style-name="P7">Иногда себя спрашиваю: а изначальный лектор сам-то понимал о чём толкует, или просто зарабатывал на жизнь тем, что изобрёл <text:span text:style-name="T3">заковыристый способ жонглировать «вещью в себе», «вещью на себе» и прочими вещами в различных позициях? Но одно место я досконально понял — там где он рассуждает, что германскому каменщику для выполнения дневной нормы надо съесть полфунта сала и фунт хлеба, тогда как французский и одной гроздью винограда обходится.</text:span></text:p>
      <text:p text:style-name="P7"/>
      <text:p text:style-name="P40">Летом на Декабристов 13 началась реконструкция. Мой отец решил сделать ход в пристроенную комнату прямиком из гостиной, а дверь с веранды заложить. Зимой туда будет доходить тепло от печки и можно жить. Заодно и всей хате сделали капитальный ремонт.</text:p>
      <text:p text:style-name="P40">После перестройки я переехал в комнату, а к Наташе приехала её подруга из Шостки. Они вместе учились в техникуме.</text:p>
      <text:p text:style-name="P40">Потом подруга вышла замуж, развелась, но не жалела, потому что умеет шить джинсы как Levi's просто материал не совсем тот, но всё равно хорошо зарабатывала.</text:p>
      <text:p text:style-name="P40">Невысокого роста, смуглая такая, но волосы крашенные и очень даже симпатичная фигура.</text:p>
      <text:p text:style-name="P40">Но я, конечно, держал себя в узде и глазам воли не давал; даже и не спрашивал отпуск у неё или как. Вернувшись с работы, я садился за стол и читал со словарём книги на английском языке или газету британских коммунистов «Morning Star», которую продавали в киосках по 13 коп., а после ужина работал над переводами, так что с гостьей особого общения не поддерживал.</text:p>
      <text:p text:style-name="P40">Не знаю, откуда Ира узнала про пополнение на Декабристов 13, но она вдруг начала меня расспрашивать про Наташину подругу, а потом сказала, что сама хочет переехать в Конотоп, и чтоб я поговорил об том с моими родителями.</text:p>
      <text:p text:style-name="P40">В Конотоп я вернулся как на крыльях <text:span text:style-name="T32">и сразу же позвал отца с матерью во двор. Они сели на лавочку под деревом, а я на ступеньку крыльца веранды и рассказал о желании Иры переехать сюда. Я был совершенно не готов к тому, что произошло дальше.</text:span></text:p>
      <text:p text:style-name="P41">Моя мать скрестила руки на груди и сказала, что Иру она не примет, потому что вдвоём им тут не ужиться.</text:p>
      <text:p text:style-name="P41">Я слышал её слова, но не понимал как же так — моя мать всегда была за меня, а теперь сидит на лавочке скрестив руки и говорит, что Иру сюда не пустит. Я обратился за помощью к отцу — он пожал плечами:</text:p>
      <text:p text:style-name="P41">- А что я? Хата на неё записана, она тут хозяйка.</text:p>
      <text:p text:style-name="P41">Во дворе давно уже было темно, но в свете лампочки из веранды я видел насколько непримиримо спокойно сидит моя мать — её ничем не уговоришь.</text:p>
      <text:p text:style-name="P41">Отец ушёл в дом, а я так и сидел на ступеньке и тупо молчал.</text:p>
      <text:p text:style-name="P41">Звякнула калитка и вошла Наташина подруга, но одна, без Наташи.</text:p>
      <text:p text:style-name="P41">- А что это вы такие?- и она присела на лавочку рядом с моей матерью.</text:p>
      <text:p text:style-name="P41">Та сразу оживилась и начала говорить, что завтра они вчетвером — мои родители, Наташа и Леночка — поедут на Сейм в рембазовский лагерь отдыха на всю неделю, но холодильник полный — что надо себе сготовите.</text:p>
      <text:p text:style-name="P41">Подруга поддакивала и повернулась так, что свет из веранды рельефно обрисовал её большие груди обтянутые мягкой водолазкой.</text:p>
      <text:p text:style-name="P41">Даже ошарашенный результатом переговоров с родителями, я понял, что обречён, и что оставшись один на один с такой грудью, без никого во всей хате, никакая узда не выдержит. <text:span text:style-name="T33">Себя-то я знаю — за эту неделю меня не спасёт даже совпадение её имени с именем моей матери.</text:span></text:p>
      <text:p text:style-name="P43">На следующий день после работы я не пошёл, ка обычно, вдоль путей и заводской стены, а сел на поселковый трамвай и доехал до тринадцатой школы. Оттуда я двинулся вдоль по Нежинской, заходя во дворы хат с одним и тем же вопросом:</text:p>
      <text:p text:style-name="P43"><text:soft-page-break/>- Где тут можно найти квартиру?</text:p>
      <text:p text:style-name="P43">В тридцать каком-то номере мне сказали, что в хате под берёзой напротив Нежинского магазина, кажется, сдают.</text:p>
      <text:p text:style-name="P43">Берёза нашлась где сказано и до того старинная, что кирпичная хата под ней смотрелась совсем маленькой, хотя на самом деле состояла из двух комнат и кухни, не считая полутёмного коридора-веранды.</text:p>
      <text:p text:style-name="P43">Хозяйка хаты, одинокая пенсионерка Прасковья Хвост, с подозрением осмотрела меня, но показала комнатушку два на три метра, окно которой выходило на широкий ствол берёзы в запущенном палисаднике. </text:p>
      <text:p text:style-name="P43">Треть комнаты занимала железная кровать довоенного образца. Вход был из кухни, а вместо двери в нём висела пара шторок; направо из той же кухни, за такими же шторками находилась хозяйкина комната.</text:p>
      <text:p text:style-name="P43">Для меня очень важно было уйти с Декабристов сегодня же <text:span text:style-name="T34">и мы условились за 20 руб. в </text:span><text:span text:style-name="T36">месяц. Впоследствии Лида из нашей бригады мне говорила, что на Семи Ветрах можно найти квартиру и за 18 руб., но я даже смотреть не ходил.</text:span></text:p>
      <text:p text:style-name="P44"><text:span text:style-name="T35">Придя на улицу Декабристов, я одолжил у соседа Колесникова возок, поставил его у калитки, а уж потом зашёл во двор.</text:span></text:p>
      <text:p text:style-name="P44"><text:span text:style-name="T35">Галя сидела в кресле гостиной и смотрела телевизор.</text:span></text:p>
      <text:p text:style-name="P44"><text:span text:style-name="T35">Я вежливо поздоровался, сказал, что не голоден и прошёл в свою комнату — снимать книги с полок и разбирать этажерку. Окна комнаты не открываются в них сделаны только форточки и, чтобы всякий раз не переобуваться в домашники на веранде, через гостиную и кухню я простелил развёрнутые листы «Morning Star»; молодая женщина непонимающе следила за моими манипуляциями из своего кресла. По этому газетному мостику я перетаскал книги и запчасти этажерки в ожидающий на улице возок.</text:span></text:p>
      <text:p text:style-name="P44"><text:span text:style-name="T35">Всё уместилось, только ехать пришлось медленно — лежащие сверху лакированные полки скользили друг по дружке.</text:span></text:p>
      <text:p text:style-name="P44"><text:span text:style-name="T35">В хате на Нежинской к домохозяйке успела присоединиться ещё какая-то старуха и они, притихнув, смотрели как подпольщик заносит стопки нелегальной литературы на свою новую явочную квартиру.</text:span></text:p>
      <text:p text:style-name="P44"><text:span text:style-name="T35">Я вернул возок, собрал постельное и кое-что из одежды <text:s/>- одесский портфель уже стоял наготове — и очень вежливо попрощался с Галей, оставляя её наедине с телевизором, потому что я умею побеждать с достоинством.</text:span></text:p>
      <text:p text:style-name="P44"><text:span text:style-name="T35">В принципе это не её вина, что угодила в самую гущу семейной распри; зато потом она смогла выйти замуж за хлопца с Посёлка, хотя </text:span><text:span text:style-name="T37">и</text:span><text:span text:style-name="T35"> не насовсем, но это уже её история...</text:span></text:p>
      <text:p text:style-name="P44"/>
      <text:p text:style-name="P45"><text:span text:style-name="T35">Домохозяйка любила цитировать своего покойного мужа и часто бухала со своим подругами ветеранками; но не на кухне, а за шторками своей комнаты, а я сидел в своей и ни во что не вмешивался — красиво жить не запретишь.</text:span></text:p>
      <text:p text:style-name="P45"><text:span text:style-name="T35">С Декабристами 13 я полностью не порывал — пришлось попросить моего отца, чтобы сделал мне в Рембазе стойку и трубочку с креплениями, а моя мать пошила из дешёвого материала стенки и получился ситцевый гардероб, как когда-то в прихожей на Объекте. Но с той поры передовые технологии шагнули далеко вперёд и я накрыл его лёгким куском толстого пенопласта, которым утепляют вагоны на заводе КПВРЗ.</text:span></text:p>
      <text:p text:style-name="P45"><text:span text:style-name="T35">Явочной моя квартира так и не стала — конспираторы не появлялись. Поэтому я стал считать её кельей монаха-затворника, но мне она нравилась, особенно черно-белая кора могучей берёзы за окном; иногда я отвлекался от перевода и просто смотрел на неё.</text:span></text:p>
      <text:p text:style-name="P45"><text:span text:style-name="T35">Моя мать в сопровождении отца приходила посмотреть как я обустроился. <text:s/>Она и Прасковья смерили друг друга непримиримыми взглядами на кухне. Потом мои родители повздыхали, стоя <text:s/>под висящей из потолка голой лампочкой на провóдке. Я отвечал односложно. Но вежливо и они ушли.</text:span></text:p>
      <text:p text:style-name="P45"><text:span text:style-name="T35">В начале осени посреди недели приехала Ира из Нежина. Она нашла нашу стройку на Семи Ветрах, я переоделся в вагончике и мы ушли.</text:span></text:p>
      <text:p text:style-name="P45"><text:soft-page-break/><text:span text:style-name="T35">Мне всегда нравился её романтически широкий плащ ниже колен.</text:span></text:p>
      <text:p text:style-name="P45"><text:span text:style-name="T35">Мы сходили в гости к Ляльке. Его жена, Валентина, с облегчением обрадовалась, что у нас всё хорошо.</text:span></text:p>
      <text:p text:style-name="P46"><text:span text:style-name="T35">Пару ра, когда у нас с Ирой случались размолвки и она приезжала потом из Нежина, то просила Валентину съездить за мной на Посёлок. Потом мы с Ирой мирились на диване с жёстким ковром в гостиной Валентины и Ляльки.</text:span></text:p>
      <text:p text:style-name="P46"/>
      <text:p text:style-name="P46"><text:span text:style-name="T35">Но «размолвки» слишком громко сказано, просто иногда на Иру находило настроение покричать.</text:span></text:p>
      <text:p text:style-name="P46"><text:span text:style-name="T35">Почему я такой некрасивый?!</text:span></text:p>
      <text:p text:style-name="P46"><text:span text:style-name="T35">Это когда мы сходили на какую-то комедию четвёртого творческого объединения с голубоватым оттенком.</text:span></text:p>
      <text:p text:style-name="P46"><text:span text:style-name="T35">Или — никому они не нужны, эти твои переводы!</text:span></text:p>
      <text:p text:style-name="P46"><text:span text:style-name="T35">Но ссор между нами не получалось, потому что я её косноязычно уговаривал, что это же не наша роль, мы чужие слова повторяем.</text:span></text:p>
      <text:p text:style-name="P46"><text:span text:style-name="T35">Тупо так выходит; сам-то, вроде, и понимаю, а высказать не могу.</text:span></text:p>
      <text:p text:style-name="P46"><text:span text:style-name="T35">Только один раз я себя неправильно повёл, когда привёз получку из СМП-615 и положил возле трюмо.</text:span></text:p>
      <text:p text:style-name="P46"><text:span text:style-name="T35">Ира спросила сколько там и начала кричать, что разве это деньги? Ей таких денег не надо.</text:span></text:p>
      <text:p text:style-name="P46"><text:span text:style-name="T35">Тогда я взял эту тощую стопочку, но не стал мелочиться, а порвал ровно надвое и выбросил в форточку.</text:span></text:p>
      <text:p text:style-name="P46"><text:span text:style-name="T35">Пока Ира во двор выскакивала, я себе места не находил из-за своей глупой несдержанности.</text:span></text:p>
      <text:p text:style-name="P46"><text:span text:style-name="T35">В следующий мой приезд Ира <text:s/>с какой-то стыдливостью сказала, что банк принимает склеенные купюры.</text:span></text:p>
      <text:p text:style-name="P46"><text:span text:style-name="T35">И это правильно, ведь банку тоже деньги нужны, а 70 руб. на дороге не валяются, В крайнем случае под форточкой первого этажа, да и то в порванном состоянии.</text:span></text:p>
      <text:p text:style-name="P46"><text:span text:style-name="T35">Меня конкретно удивило плохое качество бумаги применяемой для печатания денег. <text:s/>Допустим, нарезать из газеты такое же количество бумажек — труднее было бы порвать, чем ту получку. Буквально сами собой и — надвое.</text:span></text:p>
      <text:p text:style-name="P46"/>
      <text:p text:style-name="P46"><text:span text:style-name="T35">Потом мы ещё зашли в новый Дом Культуры завода КПВРЗ, рядом с Базаром. </text:span><text:span text:style-name="T38">Говорят на строительство затрачено шесть миллионов рублей. Директором там Бомштейн стал — перешёл из Лунатика. Там на втором этаже бар и танцзал со столиками.</text:span></text:p>
      <text:p text:style-name="P47"><text:span text:style-name="T35">Когда мы пришли ко мне на квартиру, у Прасковья как раз выпроваживала свою оргию вековух. Я представил её и Иру друг другу на кухне.</text:span></text:p>
      <text:p text:style-name="P47"><text:span text:style-name="T35">Домохозяйка внимательно её осмотрела и, по-моему, ей тоже плащ Иры понравился. Она её даже вдруг поцеловала, а потом и меня заодно и ушла спать к себе за шторки.</text:span></text:p>
      <text:p text:style-name="P47"><text:span text:style-name="T35">Ира хоть и состроила гримаску непонимания, но не посмела воспротивиться, а мне так и всё равно.</text:span></text:p>
      <text:p text:style-name="P47"><text:span text:style-name="T35">Однажды мы с ней ехали в электричке и меня начал клеить сидевший напротив голубой. Ира так разъярилась! Даже пререкаться с ним начала. А мне просто смешно, я ж к ним безразличен; меня вон папа Саши Чалова в щёчку целовал, теперь полуподвыпившая Хвост. Какая разница?</text:span></text:p>
      <text:p text:style-name="P47"><text:span text:style-name="T35">За всю свою жизнь мне не доводилось ощутить более нежного и, вместе с тем, столь жадно охватывающего влагалища, чем в ту ночь; даже и с Ирой.</text:span></text:p>
      <text:p text:style-name="P47"><text:span text:style-name="T35">Что стало решающим фактором? Обстановка монастырской кельи, или поцелуй от Прасковьи Хвост?</text:span></text:p>
      <text:p text:style-name="P48"><text:span text:style-name="T35">На некоторые вопросы я так и не смогу узнать ответа. Никогда...</text:span></text:p>
      <text:p text:style-name="P48"/>
      <text:p text:style-name="P49"><text:span text:style-name="T35">Осенью меня послали в командировку на станцию Ворожба на строительство 3-этажного Дома Связи. Коробка и крыша уже готовы были, я там перегородки клал. И там же я ещё раз убедился, что человеческий организм во много раз умнее, чем он сам.</text:span></text:p>
      <text:p text:style-name="P49"><text:soft-page-break/><text:span text:style-name="T35">Между вторым и третьим этажами там два лестничных пролёта, в одном уже успели положить наборные ступени, а во втором нет. Я, когда подымался в первый раз, не знал об этом, смотрю — впереди ступенек нет, только наклонный швеллер до площадки проложен.</text:span></text:p>
      <text:p text:style-name="P49"><text:span text:style-name="T35">Спускаться и идти на другой <text:s/>конец здания, где лестница готова полностью, я поленился и решил подняться по швеллеру. Ширины в 10 см вполне достаточно.</text:span></text:p>
      <text:p text:style-name="P49"><text:span text:style-name="T35">Я повернулся боком и, встав лицом к стене, сделал пару острожных шагов вверх.</text:span></text:p>
      <text:p text:style-name="P49"><text:span text:style-name="T35">Тут мне и открылась моя ошибка — швеллер положен слишком близко к стене и мой центр тяжести совпадает с её гранью, чуть отклонюсь и, по законам физики, <text:s/>рухну вниз с ускорением свободного падения на груды кирпичного боя и криво торчащие прутья арматуры. Из этой позиции начала восхождения по швеллеру я не мог даже сделать те же два шага обратно — стена не позволяла развернуть лицо к левому плечу, настолько зашкаливал этот центр тяжести.</text:span></text:p>
      <text:p text:style-name="P49"><text:span text:style-name="T35">Я прижался к стене из красного кирпича как к чему-то самому родному и близкому и увидел незабываемую картину.</text:span></text:p>
      <text:p text:style-name="P49"><text:span text:style-name="T35">Кисти моих рук превратились в крохотных осьминогов; каждый палец жил особой жизнью, изгибался <text:s/>во всех направлениях и отыскивал расселины между кирпичинами.</text:span></text:p>
      <text:p text:style-name="P49"><text:span text:style-name="T35">Когда руки вцеплялись как надо, я осторожно протаскивал ступни ног вверх по наклонному швеллеру. </text:span></text:p>
      <text:p text:style-name="P49"><text:span text:style-name="T35">Так мы и выбрались. Но я до сих пор уверен, что если б швы кладки в той стене были заполнены как положено, а не «гоним-гоним!», </text:span><text:span text:style-name="T39">то фиг бы меня спасли даже внутренние резервы организма.</text:span></text:p>
      <text:p text:style-name="P50"><text:span text:style-name="T39">И</text:span><text:span text:style-name="T35">з последовавшего прилива волны адреналина я понял за что скалолазы любят горы, но я бы так не рисковал.</text:span></text:p>
      <text:p text:style-name="P44"><text:span text:style-name="T35"/></text:p>
      <text:p text:style-name="P7"/>
      <text:p text:style-name="P8">В ту зиму всю Профессийную перекопали; по слухам для прокладки канализации, но получился длинный котлован в полкилометра и глубиной метра в четыре, местами пересечённый толстым подземным кабелем телефонной связи. Там внизу даже бульдозер работал и заезжали КАМАЗы с гравием.</text:p>
      <text:p text:style-name="P8">Вдоль бетонной стены завода КПВРЗ остался метровый выступ с протоптанной тропкой по холмистым грудам грунта.</text:p>
      <text:p text:style-name="P8">По этой тропке я и шёл с целлофановым пакетом: вверх-вниз, вверх-вниз. </text:p>
      <text:p text:style-name="P8">Когда я увидал идущую впереди девочку в пальто из ткани в крупную жёлтую и серую клетку, то понял — дальше мне нельзя. Это не мой путь. </text:p>
      <text:p text:style-name="P8">Тут, к счастью, подвернулся телефонный кабель провисающий над котлованом до его другой стены. Я свернул на него и пошёл, не замедляя походки. Мне даже не мешало, что в одной руке пакет.</text:p>
      <text:p text:style-name="P8">Но метра через два случилась обычная история. Я начал усомняться — разве я канатоходец, чтоб ходить по кабелям? Из-за такого же вот сомнения Симон, он же Камень, вместо прогулки по воде начал в неё проваливаться.</text:p>
      <text:p text:style-name="P9">Кабель затрепетал, стал ходить ходуном, увеличивая амплитуду; я взмахнул руками и полетел вниз.</text:p>
      <text:p text:style-name="P9">Хорошо, что пролетая успел уцепиться руками за кабель.</text:p>
      <text:p text:style-name="P9">Повисев пару секунд, я отпустился и, как парашютист, спрыгнул на дно котлована. Там я склонился над распростёртым лицом проститутки в широкополой шляпе с красным подбоем.</text:p>
      <text:p text:style-name="P9">Она смотрела вверх мимо меня.</text:p>
      <text:p text:style-name="P9">Откуда здесь проститутка на снегу? Зачем тут я?</text:p>
      <text:p text:style-name="P9">С ней понятно — при падении вылетела из целлофана. И я тут правильно — мой путь закончился на том кабеле; отсюда начинается другой...</text:p>
      <text:p text:style-name="P9">И я пошёл по дну котлована в далёкий его конец, чтобы выйти по спуску для КАМАЗов и поехать на работу, а после неё сойти с «чаечки» у автовокзала и купить билет и вбежать, размахивая им, в уже зафырчавший автобус:</text:p>
      <text:p text:style-name="P9"><text:soft-page-break/>- У меня билет! У меня билет!</text:p>
      <text:p text:style-name="P9">Потому что Ира мне рассказала про свою загородную поездку в Заячьи Сосны, чтобы блюсти мне верность несмотря на шампанское в бардачке. Потому что — что мне ещё остаётся?</text:p>
      <text:p text:style-name="P9">Так я поехал в Ромны.</text:p>
      <text:p text:style-name="P9"/>
      <text:p text:style-name="P9">В Ромнах было совсем темно и холодно, но я нашёл гостиницу.</text:p>
      <text:p text:style-name="P9">Дежурная не знала куда определить постояльца с тощим целлофаном в руках и выделила мне <text:s/>четырёхместный номер одному. Хотя могла бы присоединить к тем двум командировочным, что пришли следом за мной с автобуса.</text:p>
      <text:p text:style-name="P9">Номер оказался комнатой-пеналом на четверых, <text:span text:style-name="T4">пустым и свежепокрашенным поверх двадцати предыдущих ремонтов. На спинках коек висели толстые махровые полотенца и радио на стене пело романсы про утро холодное, утро седое.</text:span></text:p>
      <text:p text:style-name="P10">Делать мне было нечего, я выключил радио и свет, лёг и смотрел в темноту, пока не уснул.</text:p>
      <text:p text:style-name="P10">Утро, вопреки прогнозу, оказалось солнечным и ярким и я быстро нашёл психбольницу.</text:p>
      <text:p text:style-name="P10">Целлофан я оставил на снегу газона под большим деревом и, без поклажи, вошёл в распахнутые ворота, не пряча свободных рук.</text:p>
      <text:p text:style-name="P10">Когда сторожа поняли, что я никого не навещаю, а хочу сам тут остаться, меня отвели в небольшой кабинет.</text:p>
      <text:p text:style-name="P10">Молодой человек, похожий на лейтенанта милиции, но в белом халате, спросил зачем я пришёл.</text:p>
      <text:p text:style-name="P10">- Мне нужна справка, что я не сумашедший.</text:p>
      <text:p text:style-name="P10">Я прекрасно сознавал, что этими словами полностью сжигаю все корабли за собой и теперь меня точно прикроют.</text:p>
      <text:p text:style-name="P10">- А кто говорит, что вы сумасшедший?</text:p>
      <text:p text:style-name="P10">- Ну, в трамвае...</text:p>
      <text:p text:style-name="P10">Он оживился и начал выспрашивать какую мне желательно печать на справку — круглую, или треугольную?</text:p>
      <text:p text:style-name="P10">- Это неважно, лишь бы подпись была.</text:p>
      <text:p text:style-name="P10">Он вызвал молодую врачиху и пожилую нянечку, чтобы мен отвели в душ, а потом в пятое отделение.</text:p>
      <text:p text:style-name="P10">Перед душем нянечка парикмахерской машинкой состригла мне наголо волосы в паху. Я стеснялся, но не противился — в чужой монастырь со своим уставом не лезут.</text:p>
      <text:p text:style-name="P10">После душа врачиха взяла у меня интервью. Для закрепления успеха, я прогнал пару дур; она только ахала и торопливо строчила в толстой тетради.</text:p>
      <text:p text:style-name="P10">Когда мы вышли во двор, я сказал, что оставил целлофан за воротами. Нянечка отказывалась верить, но сходила и с изумлением принесла пакет. А что удивляться? У кого хватит духу стянуть целлофан <text:span text:style-name="T5">поставленный, как приманка, у ворот областной психбольницы?</text:span></text:p>
      <text:p text:style-name="P11">Врачиха его проверила и позволила взять с собой вместе с тетрадкой, ручкой и книгой на английском языке, где женский портрет на всё обложку.</text:p>
      <text:p text:style-name="P11"/>
      <text:p text:style-name="P11">Пятое отделение ромненской психбольницы находится на высоте третьего этажа. Строительство велось по сталинским проектам и лестничные марши смонтированы не впритык, а образуют колодец в лестничной клетке. Поперёк колодца натянута железная сетка — на случай, что если кто-то сиганёт его постигла б неудача.</text:p>
      <text:p text:style-name="P11">Лестница заканчивается широкой площадкой перед запертой дверью <text:span text:style-name="T20">с</text:span> <text:span text:style-name="T20">парой </text:span>деревянн<text:span text:style-name="T20">ых</text:span> скам<text:span text:style-name="T20">е</text:span>й <text:span text:style-name="T20">по бокам</text:span>.</text:p>
      <text:p text:style-name="P12">За дверью, как и положено, начинается коридор. Его началом служит единственное, вертикально зарешечённое окно налево от двери, и он тянется к дальней, глухой, стене с краном и раковиной.</text:p>
      <text:p text:style-name="P12">По обе стороны его прямоугольные входы в палаты, которые сперва кажутся пещерами из-за отсутствия дверей. Свет внешнего мира проникает в них через решётку стёкла окон и только потом добирается до коридора; так что в пасмурную погоду в нём приходится включать <text:soft-page-break/>электрические лампочки. Они скорее подчёркивают, чем разгоняют сумрак.</text:p>
      <text:p text:style-name="P12">На полпути вдоль коридора влево не хватает одной палаты, вместо неё тут холл с двумя окнами.</text:p>
      <text:p text:style-name="P12">В углу рядом с правым окном тогда стояло высокое трюмо, а в возвращающейся к коридору стене белая дверь с табличкой «манипуляционный кабинет».</text:p>
      <text:p text:style-name="P12">В левом углу — высокий ящик с выключенным телевизором, госпитальная кушетка под стеной и ещё одна белая дверь «старшая медсестра». <text:span text:style-name="T7">Кабинет с табличкой «главврач» давно пройден, он был сразу у окна в начале коридора.</text:span></text:p>
      <text:p text:style-name="P13">На полу уложены квадратики коричнево однотонной керамической плитки, что не слишком радовала глаз своей гаммой среди общей сумрачности, зато была очень чистой — привилегированные больные мыли её дважды в день мокрыми тряпками на швабрах.</text:p>
      <text:p text:style-name="P13"/>
      <text:p text:style-name="P13">Для выяснения насколько я опасен, меня сначала поместили в палату наблюдения напротив холла.</text:p>
      <text:p text:style-name="P13">В коридоре рядом с её бездверным входом стояло кресло на трубочках никелированных ножек, обтянутое коричневым кожзаменителем. В нём сидел пожилой, но крепкий мужик в белом халате и белой шапочке — медбрат. </text:p>
      <text:p text:style-name="P13">Одним ухом он был обращён в палату, а лицом посматривал вдоль коридора с редкими прохожими в пижамах и ещё одним медбратом, что маячил у дальних палат в таком же кресле и о чём-то беседовал с молодым человеком в пижаме и сапогах, который сидел перед ним на корточках, свесив руки поверх колен.</text:p>
      <text:p text:style-name="P13">Центровой медбрат завёл меня в палату и бряцнул своей связкой ключей по спинке <text:span text:style-name="T8">первой от входа </text:span>койки, <text:span text:style-name="T8">где лежал белобрысый хлопец в ярко-красной пижаме и мастурбировал, накрывшись простынёй. Из угла напротив грянул театрально мефистофелев хохот, но тут же осёкся.</text:span></text:p>
      <text:p text:style-name="P14">Медбрат высмотрел мне третью от окна койку и я смиренно лёг.</text:p>
      <text:p text:style-name="P14">Между мной и окном лежал плотно укутанный синим халатом молодой человек с обритой головой и вглядывался в потолок. Вскоре он повернул ко мне внимательный взгляд поверх синеватых кругов под глазами и спросил не зовут ли моего брата Сашей и есть ли у меня сестра.</text:p>
      <text:p text:style-name="P14">Потом он зажал голову ладонями и рассказал, что учился с ними в техникуме, но как-то вечером отец послал его собрать коров и на Подлипное наполз туман мохнатый от мороза и простудил ему голову без шапки, которая с тех пор и болит. <text:span text:style-name="T9">Короткими окриками он шуганул одного-двух сопалатников, что подходили к спинке моей койки с неразборчиво прибабахнутыми вопросами, сказал, что его тоже зовут Саша, отвернулся и уснул.</text:span></text:p>
      <text:p text:style-name="P15">Сопалатники начали приставать к белобрысому, чтоб спел и он визгливо завёл свежий шлягер:</text:p>
      <text:p text:style-name="P15"><text:tab/><text:tab/><text:tab/><text:span text:style-name="T10">Спасите, спасите, спасите разбитое сердце моё,</text:span></text:p>
      <text:p text:style-name="P15"><text:span text:style-name="T10"><text:tab/><text:tab/><text:tab/>Найдите, найдите, найдите, найдите, найдите её..</text:span>.</text:p>
      <text:p text:style-name="P15">Через два часа, убедившись, что я не буйствую, меня позвала медсестра из коридора и отвела в девятую палату в первой половине коридора.</text:p>
      <text:p text:style-name="P16">Эта выглядела намного уютнее — всего пять коек, <text:span text:style-name="T24">только </text:span>дверной проём <text:span text:style-name="T24">слишком бли</text:span>з<text:span text:style-name="T24">ко к</text:span> угл<text:span text:style-name="T24">у</text:span> <text:span text:style-name="T24">и оттуда</text:span> немного вытарчива<text:span text:style-name="T25">ет</text:span> белый столик с белым табуретом под ним, но когда двери нет это не слишком мешает. И зоосадные вопли из соседних палат скоро тоже становятся обыденными звуками, перестаёшь обращать внимание.</text:p>
      <text:p text:style-name="P15">Вечером в коридоре раздался крик «на кухню!» и к выходу прошла группа привилегированных вместе с медбратом. <text:span text:style-name="T11">Через полчаса они вернулись и торопливо прошагали обратно, ускоряемые тяжестью двух котлов термосов с завинченными крышками. Ещё через несколько минут из конца коридора донеслось:</text:span></text:p>
      <text:p text:style-name="P15">- <text:span text:style-name="T11">Рабочие, на ужин!</text:span></text:p>
      <text:p text:style-name="P17">В столовую всегда первым делом звали рабочих, которые после завтрака и обеда куда-то ходили и носили чёрные спецовки вместо пижам.</text:p>
      <text:p text:style-name="P17"><text:soft-page-break/>Потом кричали:</text:p>
      <text:p text:style-name="P17">- Вторая смена, на ужин!</text:p>
      <text:p text:style-name="P17">И, в последнюю очередь:</text:p>
      <text:p text:style-name="P17">- Третья смена, на ужин!</text:p>
      <text:p text:style-name="P17">В конце коридора в левой стене шли три запертые двери — душ, раздатка и столовая. На них табличек не было, но все знали где что.</text:p>
      <text:p text:style-name="P17">В душе брали вёдра и швабры для мытья полов под присмотром медбрата с ключом на связке, но всё равно один больной ухитрился там повеситься. Правда со второй попытки и не в один и тот же день.</text:p>
      <text:p text:style-name="P17">А для приёма пищи отпиралась раздатка, куда вносили котлы, и столовая для больных. Раздатка была очень узкой из-за больших стеллажей, на которых лежали целлофаны с передачами от посетителей. Раза два в неделю в коридоре во второй половине дня кричали «Передача! У кого передача?! В столовую!» и кто знал, что у него там есть передача не доеденная во время свидания с родственниками, шёл в столовую, чтобы доесть. Некоторые об этом не знали, <text:span text:style-name="T12">или не желали знать, но таки помогали знающие сопалатники и даже отводили их в столовую, чтобы вместе съесть передачу.</text:span></text:p>
      <text:p text:style-name="P18">К рабочим я не относился и ел во вторую смену. <text:s/>Мы выстраивались в шумливую разнообразно одетую, но одинаково голодную очередь вдоль стены <text:s/>у двери, где стоял медбрат, пока внутри сметут со столов после предыдущих.</text:p>
      <text:p text:style-name="P18">Медбрат, <text:span text:style-name="T13">который заодно следил, чтоб кто-то не зашёл по второму разу,</text:span> говорил «давай!» и мы с шумом вливались через непривычно узкую дверь в комнату с тремя окнами и длинными, как в трапезной, столами. Они стояли в три ряда от стены до стены и узкий проход посередине делил их нашестеро.</text:p>
      <text:p text:style-name="P18">Мы садились за них, переступая через прибитые к полу лавки. Среди оживлённого шума и жестикуляций мы ждали пока вечно дежурный белобрысый мастурбант принесёт широкий фанерный поднос с алюминиевыми мисками, ложками и хлебом. Кому доставалось — начинали есть, а остальные продолжали ждать дальше пока больной чмо-<text:span text:style-name="T24">раздатчик</text:span> <text:span text:style-name="T24">за окошком</text:span> наполняет следующий поднос. </text:p>
      <text:p text:style-name="P18">Мы съедали всё и начинали ждать поднос уставленный кружками с тягучим кисло-сладким киселём, чью пенку я так ненавидел в детстве.</text:p>
      <text:p text:style-name="P18">Один раз я проспал в палате и м<text:span text:style-name="T13">не</text:span> пришлось есть с третьей сменой. Тяжкое зрелище.</text:p>
      <text:p text:style-name="P18">Там люди обращаются <text:span text:style-name="T13">со своими лицами как с пластилином, выкорёживая что попало. Зато я узнал кто издаёт крики бабуина, когда я лежу в своей палате, и кто отвечает ему рёвом раненного слона. Членораздельных разговоров в третью смену не ведут.</text:span></text:p>
      <text:p text:style-name="P19">Иногда, правда, кто-то из второсменников замешивался в третью партию и вовсе не из любви к живой природе — успевали съесть пайку соседа, пока он корчит рожи оконной решётке.</text:p>
      <text:p text:style-name="P19">Саша, знавший моего брата Сашу, односторонне дружил с контингентом третьей смены и часто ел с ними как раз для обуздания таких полоумных, но хитрых нахлебников.</text:p>
      <text:p text:style-name="P19">Эти трапезы были самым шумным временем суток в пятом отделении. Если кто-то начинал чересчур шуметь в неурочный час, к нему сбегались пара медбратьев и, огрев связкой ключей по голове, фиксировали. То есть распинали в лежачем положении, привязывая его запястья и щиколотки к железным уголкам <text:span text:style-name="T14">вдоль сетки </text:span>койки с помощью полос белой ткани, явно надранных из б<text:span text:style-name="T14">ы</text:span>вших, <text:span text:style-name="T20">пожелтевших от употребления</text:span> простыней.</text:p>
      <text:p text:style-name="P20">Поев, все расходились по своим палатам или прогуливались неспешными парами по коричневой плитке коридорного пола.</text:p>
      <text:p text:style-name="P20">Не скажу, что мы там голодали — хавка, как хавка. Один раз на ужин раздали даже по два оладья. Пусть хоть холодные и без хлеба, они были смазаны каплей какого-то джема. </text:p>
      <text:p text:style-name="P20">Отдельной строкой стоит непостижимый пир горой, случившийся однажды в холле поздно вечером — откуда-то появились два <text:span text:style-name="T15">бельевых </text:span>таза с колбасой: в одном ливерка, в другом кровянка и кто сколько хотел, столько и брал. За исключением пары третьесменников, на которых <text:span text:style-name="T15">тоже </text:span>вдруг напало просветление — банковавший на пиршестве толстяк-больной отгонял их от тазиков. <text:span text:style-name="T15">Дискриминация случается где угодно.</text:span></text:p>
      <text:p text:style-name="P21"><text:soft-page-break/>Но главную усладу в жизнь отделения вносила статная льноволосая медсестра наволочкой от подушки, через которую угловато бугрились куски сахара рафинада.</text:p>
      <text:p text:style-name="P21">Эту наволочку она заносила в кабинет «старшая медсестра» и каждый день, кто догадывался зайти и попросить, получал несколько кусочков не прессованного, а настоящего рафинада. Я, например, догадывался по два раза на дню.</text:p>
      <text:p text:style-name="P21"><text:s/>Есть сахар приходилось неприметно, потому что те, кому не хватало ума обратиться к первоисточнику в наволочке, догадывались просить у меня. Я пытался соврать, будто кончился, но вспомнив, что это неправильно, делился из второго кармана пижамы.</text:p>
      <text:p text:style-name="P21">Раз в двадцать дней в холл между половинами коридора приходила черноволосая женщина с тонким носом и, конечно, в белом халате. <text:span text:style-name="T16">Сразу чувствовалось, что из породы стекляноглазых, но я с этим уже завязал и поэтому принимал версию <text:s/>больных со стажем, что раньше она работала профессиональной акробаткой в цирке.</text:span></text:p>
      <text:p text:style-name="P22">Акробатка машинкой состригала нам щетину с лиц, а ножницами делала причёску, если не попросить, чтоб и голову тоже «под ноль».</text:p>
      <text:p text:style-name="P22">Культурную жизнь обеспечивал телевизор — час до и час после программы время, с перерывом на процедуры. Он собирал человек десять зрителей, что притаскивали табуреты и стулья из своих палат; медбрат от палаты наблюдения тоже придвигался поближе.</text:p>
      <text:p text:style-name="P22">На ночь в палатах включали свет. Наверное, чтоб никто ничего себе не сделал, или соседу.</text:p>
      <text:p text:style-name="P22">Спать при свете неудобно, потому что если во сне гуляешь на воле, то и там чувствуется эта неугасимая лампочка. В коридоре свет горел не так ярко, чтобы дежурные медбратья могли нормально отдыхать в своих креслах.</text:p>
      <text:p text:style-name="P22">Часам к двум ночи в девятую палату захаживал молодой хлопец — показать как ловко он жонглирует парой варёных яиц из передачи. Иногда он показывал небольшую, но мастерски исполненную жанровую картинку, где голый мужик сосредоточенно бежал за девкой в одних сапогах и кокошнике; та на бегу взмахивала длинной туго заплéтенной косой и испуганно оглядывалась на метровый член целеустремлённого преследователя. Судя по всему — копия с оригинала первой половины XIX столетия.</text:p>
      <text:p text:style-name="P22"><text:span text:style-name="T17">Забирать хлопца приходил щуплый мужик с неуловимыми глазами.</text:span> <text:span text:style-name="T17">По его версии, в психушку его забрали, когда он палкой перебил все стёкла в сельсовете.</text:span></text:p>
      <text:p text:style-name="P23">Он целовал хлопца в темечко под неотросшими волосами, называл «мнемормышем» и уводил обратно в свою палату. Он всех молодых хлопцев целовал в темечко, даже совсем чокнутых, и каждому говорил «мнемормыш», я никогда раньше такого слова не слыхал, но звучит ласково, как «тюленёнок».</text:p>
      <text:p text:style-name="P23">Медбратья объявляли подъём стуча своими связками ключей по спинкам коек, чтобы к приходу заведующей и медсестёр жизнь уже текла обычным руслом.</text:p>
      <text:p text:style-name="P23">Первым делом все стекались в уже туалет.</text:p>
      <text:p text:style-name="P23">2 унитаза на 80 человек слишком мало, поэтому очередь начиналась ещё в коридоре, внутри она продолжалась вдоль стен. Там со мной впервые в жизни случился обморок. Совершенно ни с того, ни с чего. В глазах потемнело и я сполз спиной по стене на пол и сидел там в темноте, но полностью не отключился и слышал эхо дальних голосов, которые объясняли друг другу, что это у меня обморок. Потом стало светлеть, я открыл глаза и вернулся в очередь.</text:p>
      <text:p text:style-name="P23">Для тех, кому совсем невтерпёж, за два метра не доходя до унитазов на плитках пола стоял жестяный таз с ручками. <text:span text:style-name="T18">Когда он наполнялся, говно руками вылавливали в отдельное ведро, чтоб вылить в унитаз, а мочу сливали в трап в углу.</text:span></text:p>
      <text:p text:style-name="P24">Засидеться не получалось, потому что выждав определённую квоту времени ближайшая очередь начинала роптать, а когда нарекания учащались, какой-нибудь глухонемой из конца очереди <text:s/>сдёргивал тебя с унитаза без объяснения причин.</text:p>
      <text:p text:style-name="P24">Перед завтраком туалет запирался до окончания обеда, когда дверь его была опять открыта пока там мыли пол. Последняя помывка приходилась на заключительные полчаса после ужина.</text:p>
      <text:p text:style-name="P24">Рассеянный образ моей предыдущей жизни не позволил мне вышколить свой мочевой <text:soft-page-break/>пузырь в достаточной мере, чтоб соответствовать такому расписанию. Ощутив позывы, я впадал в панику, что не дотерплю до следующего получаса открытых дверей.</text:p>
      <text:p text:style-name="P24">Обращаться к медбратьям, в связке которых имелся вожделенный ключ, не имело смысла; ответ один и тот же:</text:p>
      <text:p text:style-name="P24">- Иди отсюда! Туда нельзя — там помыто.</text:p>
      <text:p text:style-name="P24">Чтоб не получить связкой по голове приходилось слушаться.</text:p>
      <text:p text:style-name="P24">Однажды, доведённый до отчаяния, я попытался помочиться в раковину в конце коридора и получил по рёбрам от больного, который часто курил там втихаря, любуясь её, как фонтаном парка.</text:p>
      <text:p text:style-name="P24">Во время другого кризиса, преодолев стыд, я обратился к пожилой медсестре с ключами, пытаясь поделикатней объяснить свою нужду и бедственное положение. </text:p>
      <text:p text:style-name="P24">Она долго не понимала моего бормотанья про мочевой пузырь, потом отперла дверь в души указав на трап, сказала:</text:p>
      <text:p text:style-name="P24">- Сцы тута!</text:p>
      <text:p text:style-name="P24">Недаром их называли сёстрами милосердия.</text:p>
      <text:p text:style-name="P24">В баню тоже водили партиями в какое-то другое здание.</text:p>
      <text:p text:style-name="P24">Надо было встать под душ в скользкую чугунную ванну с бурой прозеленью на стенках, <text:span text:style-name="T19">заново намылить мочалку и смыть пену под не очень тёплой водой. А рядом с ванной уже стоял следующий, такой же голый, но пока сухой и подёргивался упёршись взглядом в никуда под низким потолком.</text:span></text:p>
      <text:p text:style-name="P25">Вафельное полотенце промокало раньше, чем успеваешь обтереться и остальную влагу впитывало исподнее бельё.</text:p>
      <text:p text:style-name="P25">А днём к окнам холла лучше и не подходить. Через стекло виднеются пара башенных кранов, медленно разворачивающих свои стрелы на далёких стройках, а с автовокзала долетают невнятные объявления счастливого пути автобусам неразборчивого направления. Светит солнце, тает снег. Там жизнь жизнь идёт и продолжается, а ты с этой стороны вертикальной решётки.</text:p>
      <text:p text:style-name="P26">Суббота в пятом отделении — день приёма посетителей, в другие дни не принимают.</text:p>
      <text:p text:style-name="P26">Когда <text:s/>в дверь позвонят, ближайшая медсестра выглянет посмотреть к кому это, и кричит фамилию вдоль коридора, а уж тому скажут, чтоб шёл за дверь на свидание.</text:p>
      <text:p text:style-name="P26">Мои родители проведали меня в первую же субботу.</text:p>
      <text:p text:style-name="P26">Я очень удивился, потому что никому ничего не сказал, уезжая в Ромны. Оказывается, они на следующий день позвонили в СМП-615, наши сказали где я сходил накануне. На автовокзале меня тоже кто-то припомнил и — клубок распутался.</text:p>
      <text:p text:style-name="P26">Свидание проходило на лестничной площадке перед дверью пятого отделения; на одной из длинных скамеек.</text:p>
      <text:p text:style-name="P26">Мы сидели втроём рядом, <text:span text:style-name="T21">моя мать, сдвинув серый пуховой платок на плечи, говорила:</text:span></text:p>
      <text:p text:style-name="P27">- <text:span text:style-name="T21">Как же это с</text:span><text:span text:style-name="T22">ы́</text:span><text:span text:style-name="T21">ночка?- и начинала плакать, а отец, чтобы её успокоить, говорил:</text:span></text:p>
      <text:p text:style-name="P27">- <text:span text:style-name="T21">Ну, началá! Началá!</text:span></text:p>
      <text:p text:style-name="P28">Он шапку не снимал и не плакал, а смотрел на скамейку напротив, где двое других родителей кормили всякими вкусностями из целлофана своего больного — худого парня, который вообще не разговаривал, потому что его укусил энцефалитный клещ.</text:p>
      <text:p text:style-name="P28">Я тоже ел; моя мать привезла всякие домашние пирожки и плюшки и пирожные эклер с заварным кремом из магазина «Кондитерские товары» на Переезде. Она знала что я люблю.</text:p>
      <text:p text:style-name="P28">Ещё в целлофане было сало, но я отказался наотрез и моя мать в конце свидания отдала его медсестре, чтобы положили в раздатке — когда захочу, тогда и съем; но я принципиально не ходил в столовую, когда зазывали есть передачи.</text:p>
      <text:p text:style-name="P28">В другие субботы приезжали мой брат и сестра. Брат был без шапки, но хмурился как и наш отец и говорил:</text:p>
      <text:p text:style-name="P28">- Ну, чё ты, Серёга? Это ты зря.</text:p>
      <text:p text:style-name="P28">А Наташа не плакала, она делала мне выговоры:</text:p>
      <text:p text:style-name="P28">- Вот скажи, оно тебе надо? Молодец!</text:p>
      <text:p text:style-name="P28"><text:soft-page-break/>Она сказала, что Ира не приезжала, но она ей звонила, чтобы сказать.</text:p>
      <text:p text:style-name="P28">Ира и в Ромны не приехала ни разу, но я понимал, что ей надо смотреть за ребёнком.</text:p>
      <text:p text:style-name="P28">8-го марта на столике-каталке в коридор вывезли пустые поздравительные открытки и я заполнил одну в Нежин Ире, что поздравляю и люблю. Когда написал, то и сам ужаснулся до чего почерк дрожащий и совсем не мой. Наверное, после инсулина.</text:p>
      <text:p text:style-name="P28">Заведующая отделением разговоры про музыку не вела — она меня лечила.</text:p>
      <text:p text:style-name="P29">Мне делали уколы аминазина внутримышечно — три раза в день.</text:p>
      <text:p text:style-name="P29">Первые дни ещё можно было терпеть, но потом на ягодицах не осталось живого места, укол попадал на укол и образовывались желваки, зад ниже поясницы покрыли плотно напухшие бугры и стало трудно делать пешие прогулки по коридору, туда и обратно. Кожа тоже не выдерживала и начала понемногу кровоточить, пачкая больничные кальсоны.</text:p>
      <text:p text:style-name="P29">Труднее всего давался заключительный — третий укол в день. Его делали в девять вечера, и когда я слышал как в коридоре позвякивают коробки со шприцами на столике-каталке, то зубы стискивались как от судороги.</text:p>
      <text:p text:style-name="P29">Когда столик доезжал и до нашей палаты, к нам заходила медсестра со шприцем в руке и после укола возвращалась за следующим, для другого больного.</text:p>
      <text:p text:style-name="P29">Один раз она меня пропустила и я притворился спящим, чтоб ей не напоминать, а когда услыхал, что столик звякает уже от восьмой палаты, не мог поверить собственному счастью.</text:p>
      <text:p text:style-name="P29">Через полчаса медсестра окликнула меня от входа в палату, в руке она держала шприц и победно улыбалась:</text:p>
      <text:p text:style-name="P29">- Думал, что всё, Огольцов?</text:p>
      <text:p text:style-name="P29">В манипуляционном кабинете они перед обходом заряжают эти шприцы по списку, когда в коробках на столике остался один лишний, она поняла, что кто-то пропущен.</text:p>
      <text:p text:style-name="P29">Ты вспомнила — молодец, а улыбаться-то зачем?</text:p>
      <text:p text:style-name="P30">В этот момент она мне напомнила Свету из моего полигамийного прошлого. Причёской, наверное.</text:p>
      <text:p text:style-name="P30">Ещё мне кололи инсулин внутривенно, но сперва заведующая предупредила родителей, чтобы они согласились.</text:p>
      <text:p text:style-name="P30">Бельтюков, молодой, но опытный сосед по палате, говорил, что инсулин добывают из печени быков, больше неоткуда. </text:p>
      <text:p text:style-name="P30">Назначение таких уколов в том, чтобы довести больного до комы. Это им помогает, кроме того процента на кого он неправильно действует. Но выживших больше.</text:p>
      <text:p text:style-name="P30">Главное успеть вывести больного обратно из коматозного состояния.</text:p>
      <text:p text:style-name="P30">Инсулин делали мне и Бельтюкову по утрам. Один укол в вену перед локтевым сгибом руки. Потом медсестра звала ближайшего медбрата и тот приходил с помощником из больных, они фиксировали нас к железу коек, только за руки, чтоб мы не дёргались, когда нас поведут обратно.</text:p>
      <text:p text:style-name="P31">Минут через 15-20 медсестра возвращалась и садилась за белый столик заполнять какие-то журналы — вот он там зачем — чтобы не пропустить момент. <text:span text:style-name="T23">Мы с Бельтюковым лежали на соседних койках, привязанные, и разговаривали, глядя в потолок, он был общительный и смахивал на стройбатовского водителя из Симферополя, а может и не очень. </text:span></text:p>
      <text:p text:style-name="P32">Когда наш разговор переходил в бессвязные восклицания: у него про засилье блядского матриархата, а у меня, что все люди братья, ну, как же вы этого не видите? — при этом голова у меня заламывалась назад до отказа, чтобы посмотреть вдоль позвоночника, только подушка мешала, и медсестра бросала свои журналы, потому что — пора, и нас выводили <text:s/>внутривенными уколами глюкозы.</text:p>
      <text:p text:style-name="P32">Потом нас отвязывали и давали по стакану воды с густым раствором сахара, потому что во рту было очень горячо и всё горело.</text:p>
      <text:p text:style-name="P32">Это не означает, что мы с Бельтюковым всякий раз кричали одно и тоже, просто основной тематикой наших психических расстройств была такой, когда под инсулином.</text:p>
      <text:p text:style-name="P32">По воскресеньям нам его не кололи.</text:p>
      <text:p text:style-name="P32">Самым трудным для меня оказался укол серы. Её, вообще-то, колют алкашам в виде <text:soft-page-break/>наказания, но, возможно, у заведующей имелись какие-то экспериментаторские соображения. Она же хотела как лучше.</text:p>
      <text:p text:style-name="P32">Это тоже укол в ягодицу, но последствия распространяются и ниже по кости. Два дня приходится волочить ногу и испытывать болевые ощущения, будто сустав берцовой кости мелко раздроблён.</text:p>
      <text:p text:style-name="P33">Укол серы сломил мою волю.</text:p>
      <text:p text:style-name="P33"><text:s/><text:span text:style-name="T24">Я пошкандыбал в столовую, чтобы есть сало из передачи, но когда больной чмо-раздатчик выдал мне целлофан, оттуда пахло как из моего портфеля в четвёртом классе, когда я забыл съесть бутерброд с ветчиной и она там пролежала все зимние каникулы. Пришлось выбросить.</text:span></text:p>
      <text:p text:style-name="P34">Отношения с другими больными у меня были ровными — я и тут оставался отщепенцем.</text:p>
      <text:p text:style-name="P34">Запредельно отщипнувшимся до меня, конечно, дела не было, а которые соображали, по мере возможностей, те уважали ради сочувствия, что мне колю инсулин.</text:p>
      <text:p text:style-name="P34">Только молодой хлопец, Подрез, какое-то время передо мною лебезил непонятно с чего, а потом в очереди в столовую ударил в живот, непонятно зачем.</text:p>
      <text:p text:style-name="P34">Минут через пять Бельтюков в той же очереди сделал Подрезу захват и так и удерживал. Он ничего мне не сказал, даже и взглядом, но тут и без намёков понятно, что прификсировал Подреза, чтобы я врезал от души куда захочу. Но я не стал — бить душевнобольных жалко, хоть и живот болит. </text:p>
      <text:p text:style-name="P34">Куда более ощутимый удар нанесла пропажа книги на английском, <text:span text:style-name="T26">на белом столике осталась только тетрадка с уже оконченным переводом.</text:span></text:p>
      <text:p text:style-name="P35">Я очень расстроился: эту книгу дал мне Жомнир, одолжив её у другой преподавательницы с кафедры английского языка — улыбчивой Нонны.</text:p>
      <text:p text:style-name="P35">Но когда в таком встревоженном состоянии я обратился к заведующей, она с непонятным безразличием сказала, что никуда эта книга не денется. И оказалась права.</text:p>
      <text:p text:style-name="P35">Через три дня мне её вернули больные, отобрав у полуотщипнутого похитителя из седьмой палаты. Дольше он не смог её утаивать.</text:p>
      <text:p text:style-name="P35">Я его понимаю, в Советской Союзе не умели делать такие глянцевые мягкие обложки на книгах, а тут женщина в цвете, крупным планом, на фоне пятого отделения, Кто бы удержался?</text:p>
      <text:p text:style-name="P35">Он ни капли её не помял, только на обратной стороне обложки лёгкими прикосновениями карандаша излил своё обожание. Слегка напоминало набросок коры головного мозга. Или нежные клубы дыма. А может формулы какого-то научного языка из запредельного будущего. Только я с этим уже завязал.</text:p>
      <text:p text:style-name="P36">Больные все очень разные, по кому-то сразу скажешь, что чокнутый — он и внешностью показывает сдвиг сознания; <text:s/>а по другому и не подумал бы.</text:p>
      <text:p text:style-name="P36">Вобщем, всякие бывают. Есть общительные, как тот брюнет толстяк, который на кушетке в холле начал мне исповедоваться, что кого-то там убил; всегда жизнерадостный такой, а тут вдруг посмурнел весь. Может и врал — убийц во втором отделении держат, где медбратья вообще звери.</text:p>
      <text:p text:style-name="P36">Есть лгуны — у него на руке татуировка «Коля»: а он всем доказывает, что его зовут Петя, ещё и обижается при этом.</text:p>
      <text:p text:style-name="P36">Цыба поразил меня своей эрудицией — начал рассказывать про неудачные попытки Хемингуэя, пока не догадался, что пистолетом надёжнее. А я до этого его за полностью того держал.</text:p>
      <text:p text:style-name="P36">Один, с виду нормальный, до того деликатным оказался — очень расстраивался, когда услышит, что <text:s/>мы всегда в дурдоме. И тут дурдом, и там дурдом.</text:p>
      <text:p text:style-name="P36">- Не говорите так, это — психбольница.</text:p>
      <text:p text:style-name="P36">Одного мужика я долго считал немым, а он — любознательный; просто долго вопросы готовит. Через месяц подошёл ко мне с глазу на глаз и спросил за самое наболевшее:</text:p>
      <text:p text:style-name="P36">- А твоя жена была целомудре<text:span text:style-name="T27">н</text:span>ной?</text:p>
      <text:p text:style-name="P37">Во-первых, немым такие слова неизвестны, а во-вторых, я ей в уши не заглядывал, как <text:soft-page-break/>говорил Рабентус.</text:p>
      <text:p text:style-name="P37">А немой, как услыхал такое — плакать начал; молчит, а слёзы капают.</text:p>
      <text:p text:style-name="P37">В целом — довольно смурной дурдом.</text:p>
      <text:p text:style-name="P37">Ещё больные всё-всё знают; за четыре дня предупредили, что в пятницу меня позовут на комиссию, решать будут: выпустить меня, или лечить дальше.</text:p>
      <text:p text:style-name="P37">На комиссии сидел главврач психушки, заведующая и медсестра. Я очень боялся сказать что-нибудь не так и торопливо со всеми во всём соглашался:</text:p>
      <text:p text:style-name="P37">- Да-да, конечно, да.</text:p>
      <text:p text:style-name="P37">Заведующая сказала, что меня будут готовить к выписке, но не выпустят пока родственники не заберут.</text:p>
      <text:p text:style-name="P37">Как же я испугался, что в субботу никто не приедет! Ведь уже была одна такая — ждал, да не дождался.</text:p>
      <text:p text:style-name="P37">Целый вечер я насилу сдерживал себя, чтоб не расплакаться. Буквально давил рыдание в горле — ещё неделю уколов я не выдержу.</text:p>
      <text:p text:style-name="P37">И утром всё время хотелось плакать, пока в коридоре не крикнули, что ко мне посетители. Мои родители приехали вдвоём и нас позвали в кабинет заведующей.</text:p>
      <text:p text:style-name="P37">Она сказала, что на воле мне надо продолжить лечение таблетками аминазина. Моя мать очень её благодарила, а отец достал из кармана куртки деньги и отдал моей матери. Она подошла к заведующей и положила деньги в карман её белого халата, но та даже и не заметила. </text:p>
      <text:p text:style-name="P37">Как потом выяснилось, сумма составляла сорок рублей — дневной заработок бригады каменщиков из 6 человек. <text:span text:style-name="T28">В тот день на выписку пошли трое, значит она за утро заработала мою месячную зарплату. Как говорят в Конотопе — кто на что учился.</text:span></text:p>
      <text:p text:style-name="P52">В автобусе из Ромнов в Конотоп моя мать осторожно мне сообщила, что <text:s/>мои вещи перевезены с квартиры напротив Нежинского магазина обратно на Декабристов. Меня огорчила эта новость, но противиться не нашлось сил.</text:p>
      <text:p text:style-name="P37"/>
      <text:p text:style-name="P38">Поначалу наша бригада встретила меня с осторожностью, как человека вернувшегося из Ромнов. Однако, на стройке подобные отношения быстро сглаживаются — до конца дня никого не огрел лопатой и с этажа не прыгнул — значит, как все.</text:p>
      <text:p text:style-name="P38">Правда, Лида заметила <text:span text:style-name="T40">как</text:span> я прикорнул к поддону с кирпичом и задремал на солнышке, пока раствор не подвезли — такого раньше не <text:span text:style-name="T40">случалось</text:span>. И Григорий сказал Грине, что я не тот стал и в доказательство отвёл его на лестничную площадку, где над нишей для электросчётчиков я неправильно положил перемычку — один край на пять сантиметров ниже другого. Гриня сказал, что и так поедят, всё равно за ящиком не будет видно. Пришлось в обеденный перерыв переделывать, а раньше я бы не допустил такого. </text:p>
      <text:p text:style-name="P38">Ну, а в целом, я стал намного покладистей. Единственное, <text:span text:style-name="T29">в чём лечение не дало результатов, </text:span><text:s/>— что так и не начал опускаться на четыре кости, когда <text:span text:style-name="T29">выводим стену до уровня панелей между этажами. Все это делают на четвереньках — так и удобней и безопаснее, а я хоть мучаюсь, но ниже корточек не опускаюсь. Вита тоже иногда оставалась коленонепреклонной.</text:span></text:p>
      <text:p text:style-name="P39">В чём-то так и не удаётся выбить из себя юного пионера — «<text:span text:style-name="T31">лучше нахитнутся с пятого этажа, чем класть угол стоя на коленях</text:span>»...</text:p>
      <text:p text:style-name="P39"/>
      <text:p text:style-name="P39">Когда я поехал в Нежин, то следил за собой, чтоб держать глаза чуть прижмуренными, а то больно жуткий вид у меня был — нижние веки обвисли, как будто заставляли документальный сериал смотреть про лагеря смерти, газовые камеры и крематории. <text:span text:style-name="T30">Как у Заводного Апельсина, про которого я читал в кочегарке стройбата статью в журнале «Москва».</text:span></text:p>
      <text:p text:style-name="P39"/>
      <text:p text:style-name="P39">Потом я заметил, что у меня стал наклёвываться второй подбородок и выбросил 200-граммовую баночку с таблетками в сливную яму на Декабристов 13. Моя мать заметила это и начала кричать, что пожалуется психиатру Тарасенко о моём нарушении наказа заведующей.</text:p>
      <text:p text:style-name="P39"><text:soft-page-break/>- Мама, как ты не понимаешь? Эти таблетки делают меня ненормальным.</text:p>
      <text:p text:style-name="P39">Я всегда гордился своей стройной поджаростью, хоть и сутуловат.</text:p>
      <text:p text:style-name="P39"/>
      <text:p text:style-name="P39">Всё стало как раньше. Почти.</text:p>
      <text:p text:style-name="P53">Стройка. </text:p>
      <text:p text:style-name="P53">Нежин, <text:span text:style-name="T40">в</text:span>еки вернулись на своё место, уже не надо жмуриться. </text:p>
      <text:p text:style-name="P53"><text:span text:style-name="T40">П</text:span>ереводы. <text:span text:style-name="T40">Стихи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8-15T10:11:06.935993597</dc:date>
    <dc:creator>sehrguey </dc:creator>
    <meta:editing-duration>PT2H26M46S</meta:editing-duration>
    <meta:editing-cycles>20</meta:editing-cycles>
    <meta:generator>LibreOffice/4.3.3.2$Linux_x86 LibreOffice_project/430m0$Build-2</meta:generator>
    <meta:document-statistic meta:table-count="0" meta:image-count="0" meta:object-count="0" meta:page-count="15" meta:paragraph-count="316" meta:word-count="7607" meta:character-count="47701" meta:non-whitespace-character-count="40266"/>
  </office:meta>
</office:document-meta>
</file>